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ans-serif"/>
    <style:font-face style:name="Times new roman" svg:font-family="'Times new roman'" style:font-family-generic="roman"/>
    <style:font-face style:name="Droid Sans" svg:font-family="'Droid Sans'" style:font-family-generic="swiss"/>
    <style:font-face style:name="Liberation Serif" svg:font-family="'Liberation Serif'"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Text_20_body">
      <style:paragraph-properties fo:orphans="2" fo:widows="2"/>
      <style:text-properties fo:font-variant="normal" fo:text-transform="none" fo:color="#000000" style:font-name="Times new roman" fo:font-size="12pt" fo:letter-spacing="normal" fo:font-style="normal" fo:font-weight="bold"/>
    </style:style>
    <style:style style:name="P3" style:family="paragraph" style:parent-style-name="Text_20_body">
      <style:paragraph-properties fo:orphans="2" fo:widows="2"/>
      <style:text-properties fo:font-variant="normal" fo:text-transform="none" fo:color="#000000" style:font-name="Times new roman" fo:font-size="12pt" fo:letter-spacing="normal" fo:font-style="normal" fo:font-weight="normal"/>
    </style:style>
    <style:style style:name="P4" style:family="paragraph" style:parent-style-name="Text_20_body">
      <style:paragraph-properties fo:orphans="2" fo:widows="2"/>
      <style:text-properties fo:font-variant="normal" fo:text-transform="none" fo:color="#808080" style:font-name="Times new roman" fo:font-size="12pt" fo:letter-spacing="normal" fo:font-style="normal" fo:font-weight="normal"/>
    </style:style>
    <style:style style:name="P5" style:family="paragraph" style:parent-style-name="Text_20_body">
      <style:paragraph-properties fo:orphans="2" fo:widows="2"/>
    </style:style>
    <style:style style:name="P6"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2pt" fo:letter-spacing="normal" fo:font-style="normal" fo:font-weight="bold"/>
    </style:style>
    <style:style style:name="P7" style:family="paragraph" style:parent-style-name="Text_20_body">
      <style:paragraph-properties fo:margin-left="0in" fo:margin-right="0in" fo:orphans="2" fo:widows="2" fo:text-indent="0in" style:auto-text-indent="false"/>
      <style:text-properties fo:font-variant="normal" fo:text-transform="none" fo:color="#ff0000" style:font-name="Times new roman" fo:font-size="12pt" fo:letter-spacing="normal" fo:font-style="normal" fo:font-weight="bold"/>
    </style:style>
    <style:style style:name="P8" style:family="paragraph" style:parent-style-name="Text_20_body">
      <style:paragraph-properties fo:orphans="2" fo:widows="2" fo:padding="0in" fo:border="none"/>
    </style:style>
    <style:style style:name="P9"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T1" style:family="text">
      <style:text-properties fo:font-style="italic"/>
    </style:style>
    <style:style style:name="T2" style:family="text">
      <style:text-properties fo:font-variant="normal" fo:text-transform="none" fo:color="#000000" style:font-name="Times new roman" fo:font-size="12pt" fo:letter-spacing="normal" fo:font-style="normal" fo:font-weight="normal"/>
    </style:style>
    <style:style style:name="T3" style:family="text">
      <style:text-properties fo:font-variant="normal" fo:text-transform="none" fo:color="#000000" style:font-name="Times new roman" fo:font-size="12pt" fo:letter-spacing="normal" fo:font-style="italic" fo:font-weight="normal"/>
    </style:style>
    <style:style style:name="T4" style:family="text">
      <style:text-properties fo:font-variant="normal" fo:text-transform="none" fo:color="#003ea8" style:font-name="Times new roman" fo:font-size="12pt" fo:letter-spacing="normal" fo:font-style="italic" fo:font-weight="normal"/>
    </style:style>
    <style:style style:name="T5" style:family="text">
      <style:text-properties fo:font-variant="normal" fo:text-transform="none" fo:color="#003ea8" style:font-name="Times new roman" fo:font-size="12pt" fo:letter-spacing="normal" fo:font-style="normal" fo:font-weight="normal"/>
    </style:style>
    <style:style style:name="T6" style:family="text">
      <style:text-properties fo:font-variant="normal" fo:text-transform="none" fo:color="#664d9f" style:font-name="Times new roman" fo:font-size="12pt" fo:letter-spacing="normal" fo:font-style="italic" fo:font-weight="normal"/>
    </style:style>
    <style:style style:name="T7" style:family="text">
      <style:text-properties style:use-window-font-color="true" style:text-outline="false" style:text-line-through-style="none" style:text-position="0% 100%" style:font-name="Droid Sans"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DRAFT **</text:p>
      <text:p text:style-name="P6"/>
      <text:p text:style-name="P6">Chapter 3(?) - Goals, Hypothesis, and Methodology<office:annotation><dc:creator>msunardi </dc:creator><dc:date>2010-01-14T10:44:23</dc:date><text:p text:style-name="P9"><text:span text:style-name="T7">I'm still not sure if this should be chapter 3 or not...</text:span></text:p></office:annotation></text:p>
      <text:p text:style-name="P2"/>
      <text:p text:style-name="P2">Goals</text:p>
      <text:p text:style-name="P3">The main issue addressed by this thesis is on the animation of a humanoid robot for interaction or entertainment purposes. In particular, in the matter of alleviating the 'mechanical' movement qualities in robots, where the movements are mainly executed with constant speed or abrupt transitions (e.g. during change of directions), or complete motionless/rigidness when no motion is provided - how to make the movement of the robot <text:span text:style-name="T1">look and feel natural</text:span>. In other words, the goal of this thesis is to improve the quality of the movements of a robot from 'mechanical' to 'organic.' Thus, some of the criteria of achieving this goal are: to have both variable and constant speed, abrupt or smooth transitions, at the appropriate contexts, and some amount of ambient movements (e.g. breathing-like movements) when the robot has no motion to execute.</text:p>
      <text:p text:style-name="P2"/>
      <text:p text:style-name="P2">Hypothesis</text:p>
      <text:p text:style-name="P5"><text:span text:style-name="T2">From literature research, the idea of the relationship between symbolic and prosodic qualities in sound and motion is found to hold a big potential in improving human-robot interaction experience. Prosody has been shown to give enough affective (e.g. emotional) effects in communication [ Kismet ], and an even better experience when prosody is complemented with gestures [ Levine, </text:span><text:a xlink:type="simple" xlink:href="http://citeseerx.ist.psu.edu/viewdoc/download?doi=10.1.1.75.9638&amp;rep=rep1&amp;type=pdf" office:target-frame-name="_blank" xlink:show="new"><text:span text:style-name="T4">Natural Head Motion Synthesis</text:span></text:a><text:span text:style-name="T2">, </text:span><text:a xlink:type="simple" xlink:href="http://ieeexplore.ieee.org/xpls/abs_all.jsp?arnumber=4217499&amp;tag=1" office:target-frame-name="_blank" xlink:show="new"><text:span text:style-name="T6">Prosody-Driven Head-Gesture Animation</text:span></text:a><text:span text:style-name="T2"> , Wall-E ]. Thus, the focus of this thesis is on the mapping of prosodic information (such as pitch, intensity) to the execution of whole body gestures.</text:span></text:p>
      <text:p text:style-name="P8"><text:span text:style-name="T2">In most verbal conversations, gestures are often done synchronized with the prosody in the speech to create emphasis, clarify by adding illustration, and so forth. Levine [ Levine ] focused on the synchronization of prosody in speech to beat gestures using hand/arm motion. <text:s/>Other similar works <text:s/>[ </text:span><text:a xlink:type="simple" xlink:href="http://citeseerx.ist.psu.edu/viewdoc/download?doi=10.1.1.75.9638&amp;rep=rep1&amp;type=pdf" office:target-frame-name="_blank" xlink:show="new"><text:span text:style-name="T4">Natural Head Motion Synthesis</text:span></text:a><text:span text:style-name="T2">, </text:span><text:a xlink:type="simple" xlink:href="http://ieeexplore.ieee.org/xpls/abs_all.jsp?arnumber=4217499&amp;tag=1" office:target-frame-name="_blank" xlink:show="new"><text:span text:style-name="T6">Prosody-Driven Head-Gesture Animation</text:span></text:a><text:span text:style-name="T2"> ] focused on the control of the head gesture also synchronized with prosody from speech. <text:s text:c="2"/>All the above experiments were done using computer-generated 3-D model/graphics. <text:s/>With Kismet, Breazeal shows that using prosody in human-computer interaction is enough to create affect, although the prosody information is not directly matched to the motions of a physical robot head, Kismet [ Kismet ].</text:span></text:p>
      <text:p text:style-name="P3">This thesis tries to generalize the aforementioned concepts in three directions. First, mapping prosodic information to other types of gestures such as iconic, metaphoric, and deictic, in addition to the beat gestures, or any combination of the gesture types from McNeill's gesture taxonomy [ ref to McNeill ]. Second, along the line of [ <text:a xlink:type="simple" xlink:href="http://courses.cit.cornell.edu/ee476/FinalProjects/s2007/pa77_sc445_eof2/pa77_sc445_eof2/ece476b.htm">Music Marionette</text:a> ] by using prosodic information from music, which in addition to pitch and intensity information, there are also <text:span text:style-name="T1">rhythm</text:span> and <text:span text:style-name="T1">phrasing</text:span>, or information of <text:span text:style-name="T1">patterns</text:span>. And third, applying prosody-controlled animation concept from computer-generated 3-D models to a physical, humanoid robot.</text:p>
      <text:p text:style-name="P2"/>
      <text:p text:style-name="P2">Methodology</text:p>
      <text:p text:style-name="P5"><text:span text:style-name="T2">To test our hypothesis, we show our robot platform performing a gesture or a sequence of gestures - a </text:span><text:span text:style-name="T3">Scenario </text:span><text:span text:style-name="T2">to an audience. The robot will perform the gesture (or gestures) in the context of a Robot Theatre - as if the robot is acting a scene in a theatrical play. We limit the duration Scenario to be relatively short (about 10 seconds) [ ref to </text:span><text:a xlink:type="simple" xlink:href="http://books.google.com/books?id=sf48ooRs7hgC&amp;printsec=frontcover&amp;dq=The+Essential+20:+Twenty+Components+of+an+Excellent+Health+Care+Team&amp;client=firefox-a&amp;cd=1#v=onepage&amp;q=&amp;f=false" office:target-frame-name="_blank" xlink:show="new"><text:span text:style-name="T4">attention span</text:span></text:a><text:span text:style-name="T2"> ], so the audience can remember most of the </text:span><text:soft-page-break/><text:span text:style-name="T2">robot's performance. On the first run, the robot performs the Scenario without rhythm and prosodic </text:span><text:span text:style-name="T2">qualities. Next, the robot performs the same Scenario with rhythm and prosodic qualities. We ask the audience to rate their preference between each performance using a 5-point Lichter scale (1 = very bad, 5 = very good).</text:span></text:p>
      <text:p text:style-name="P2"/>
      <text:p text:style-name="P2">Measurement</text:p>
      <text:p text:style-name="P3">In the area of performance robotics, there is still a large, open discussion for a standardized, objective, and quantitative measure of the robot. For the sake of clarity in the context of this thesis, 'performance robotics' refers to robots in the following categories: socially interactive, social robots (not necessarily interactive), robot actors (robots used in performing arts), androids, and personal robotics. Essentially, robots which primary function is to interact, communicate, and entertain with people using human communication modalities (e.g. speech, gestures).</text:p>
      <text:p text:style-name="P3">In many studies in the field of performance robotics, the objective of the research is often on how the robot can create <text:span text:style-name="T1">affect</text:span>. Affect refers to the ability of the robot to express its own 'emotions' and also invoke and evoke emotions of people [ ref to Picard's Affective Computing ], such as: Kismet, WE-4RII, Zeno, iCat, AIBO. In other words, the quality of these types of robots is measured by the quality of their human-robot interaction capabilities, in particular using human communication modalities. The difficulty comes from the different (i.e. subjective) ways people perceive communication cues, depending on culture, social norms, context, and other factors.</text:p>
      <text:p text:style-name="P8"><text:span text:style-name="T2">For example, Brezeal used a questionairre form to evaluate the correctness of Kismet's facial expressions - how well people are able to recognize the emotional facial expressions of Kismet. Breazeal and her team also performed interaction evaluation to evaluate the interaction dynamics between a person and Kismet. For the interaction evaluation, an observer (or a group of observers) records the interaction between Kismet and the person, and the notes were discussed [ ref to </text:span><text:a xlink:type="simple" xlink:href="http://www.sciencedirect.com/science?_ob=ArticleURL&amp;_udi=B6WGR-48BKRSM-1&amp;_user=1694017&amp;_rdoc=1&amp;_fmt=&amp;_orig=search&amp;_sort=d&amp;_docanchor=&amp;view=c&amp;_searchStrId=1166552774&amp;_rerunOrigin=scholar.google&amp;_acct=C000054237&amp;_version=1&amp;_urlVersion=0&amp;_userid=1694017&amp;md5=7bc0f0c5104ebe4dad982a7f83a17592" office:target-frame-name="_blank" xlink:show="new">Emotion and Sociable </text:a><text:a xlink:type="simple" xlink:href="http://www.sciencedirect.com/science?_ob=ArticleURL&amp;_udi=B6WGR-48BKRSM-1&amp;_user=1694017&amp;_rdoc=1&amp;_fmt=&amp;_orig=search&amp;_sort=d&amp;_docanchor=&amp;view=c&amp;_searchStrId=1166552774&amp;_rerunOrigin=scholar.google&amp;_acct=C000054237&amp;_version=1&amp;_urlVersion=0&amp;_userid=1694017&amp;md5=7bc0f0c5104ebe4dad982a7f83a17592" office:target-frame-name="_blank" xlink:show="new">humanoid</text:a><text:a xlink:type="simple" xlink:href="http://www.sciencedirect.com/science?_ob=ArticleURL&amp;_udi=B6WGR-48BKRSM-1&amp;_user=1694017&amp;_rdoc=1&amp;_fmt=&amp;_orig=search&amp;_sort=d&amp;_docanchor=&amp;view=c&amp;_searchStrId=1166552774&amp;_rerunOrigin=scholar.google&amp;_acct=C000054237&amp;_version=1&amp;_urlVersion=0&amp;_userid=1694017&amp;md5=7bc0f0c5104ebe4dad982a7f83a17592" office:target-frame-name="_blank" xlink:show="new"><text:span text:style-name="T5"> </text:span></text:a><text:a xlink:type="simple" xlink:href="http://www.sciencedirect.com/science?_ob=ArticleURL&amp;_udi=B6WGR-48BKRSM-1&amp;_user=1694017&amp;_rdoc=1&amp;_fmt=&amp;_orig=search&amp;_sort=d&amp;_docanchor=&amp;view=c&amp;_searchStrId=1166552774&amp;_rerunOrigin=scholar.google&amp;_acct=C000054237&amp;_version=1&amp;_urlVersion=0&amp;_userid=1694017&amp;md5=7bc0f0c5104ebe4dad982a7f83a17592" office:target-frame-name="_blank" xlink:show="new"><text:span text:style-name="T4">ro</text:span></text:a><text:a xlink:type="simple" xlink:href="http://www.sciencedirect.com/science?_ob=ArticleURL&amp;_udi=B6WGR-48BKRSM-1&amp;_user=1694017&amp;_rdoc=1&amp;_fmt=&amp;_orig=search&amp;_sort=d&amp;_docanchor=&amp;view=c&amp;_searchStrId=1166552774&amp;_rerunOrigin=scholar.google&amp;_acct=C000054237&amp;_version=1&amp;_urlVersion=0&amp;_userid=1694017&amp;md5=7bc0f0c5104ebe4dad982a7f83a17592" office:target-frame-name="_blank" xlink:show="new">bots</text:a><text:span text:style-name="T2"> ]. A study of preference of personallities on iCat was done by interview [ ref to </text:span><text:a xlink:type="simple" xlink:href="http://www.personalrobotics.nl/vanbreemen/breemen2005a.pdf" office:target-frame-name="_blank" xlink:show="new"><text:span text:style-name="T4">Animabotics</text:span></text:a><text:span text:style-name="T2"> ]. A group of children interacts with an iCat, each time the iCat was programmed with different personalities. The group of children was then interviewed on which personality they liked best. The WE4-RII from Waseda University was also evaluated for the recognition of facial and body emotional expression using a survey [ ref to </text:span><text:a xlink:type="simple" xlink:href="http://www.robocasa.net/people/zecca/2004/iros2004_miwa.pdf" office:target-frame-name="_blank" xlink:show="new"><text:span text:style-name="T4">Effective Emotional Expressions</text:span></text:a><text:span text:style-name="T2"> ].</text:span></text:p>
      <text:p text:style-name="P3">Scholtz suggested that the evaluation of the quality of human-robot interaction depends on the <text:span text:style-name="T1">role </text:span>of the human in his/her interaction with the robot [ ref to Scholtz ]. Scholtz defined five roles: <text:span text:style-name="T1">supervisor, operator</text:span>, <text:span text:style-name="T1">mechanic,</text:span> <text:span text:style-name="T1">bystander, </text:span>and <text:span text:style-name="T1">teammate</text:span>. As a supervisor, the person oversees one or more robots while the robot(s) is working autonomously. The role of the person is then to make sure the robot(s) is doing its job, and only intervenes when there are changes to the tasks or problems with the robot, but does not directly control the robot. The role of the operator is to directly manipulate the robot, such as giving waypoints, programming trajectories, or controlling the robot's manipulators to perform a particular task. The mechanic is responsible to perform hardware-related assessment and repair, such as on the robot's actuators and sensors. The teammate is a person who works together with the robot(s) to perform a particular task (or tasks). Finally, as a bystander, the person works and exists in the same environment as the robot, but has no knowledge or training of the robot. The bystander is then have to learn about the behaviors of the robot by him/herself. The role of the person/people with respect to the type of robot in this thesis falls into the category of bystander, where the person can simply observe the behaviors/actions of the robot. For the bystander role, Scholtz suggested the metrics: <text:span text:style-name="T1">predictability of behavior</text:span>, <text:span text:style-name="T1">capability awareness</text:span>, <text:span text:style-name="T1">interaction awareness</text:span>, and <text:span text:style-name="T1">user satisfaction</text:span>.</text:p>
      <text:p text:style-name="P3">'Predictibility of behavior' measures user's expectations to the actual behavior of the robot. For example: when the user asks the robot a question, will the robot respond with an answer to the <text:soft-page-break/>question, or do something irrelevant to the question? 'Capability awareness' refers to the degree of match between user's expectations of what the robot can do and what the robot can <text:span text:style-name="T1">actually </text:span>do. For example: if the robot is humanoid biped, users may expect the robot to be able to walk. 'Interaction awareness' measures the match between the user's mental model of the robot's interaction ability and the robot's actual abilities. For example: if the robot is dog-like (e.g. AIBO), does it respond to a pat on the head or stroke on its back like a dog? 'User satisfaction' measures user's interaction experience with the robot.</text:p>
      <text:p text:style-name="P3"/>
      <text:p text:style-name="P4">------------------------------------------------------------------------------------------------------------------------------------------------------ Notes (may be moved to differentc chaptre)</text:p>
      <text:p text:style-name="P4">We create a system to arrange a sequence of gestures as a Scenario. The gestures are selected from a Gesture Library. Each gesture in the Gesture Library is created offline using the Heart-to-Heart software. When the Scenario is executed without rhythm and prosodic qualities, each gesture will be executed immediately one after another. Rhythm and prosodic qualities information are extracted from a speech or music file using the Praat software [ <text:span text:style-name="T1">ref to Praat</text:span> ]. This information is then 'layered' on top of the Scenario. Our system detects rhythm and prosodic information such as pauses/holds, beats, rate of change of pitch and intensity, and maps the rhythm and prosodic information into movement properties such as acceleration/deceleration, repetition (or beat gestures), and range of motion. The details of this mapping and the whole system is explained in the following chapter.</text:p>
      <text:p text:style-name="P4">This issue has been addressed many times in the field of computer animation, but there seem to be very few of the approaches used in computer animation to the animation of robots. There is a direct correlation between computer and robot animation: both are dealing with animation of rigid bodies. Thus, virtually every method applicable to computer animation should be applicable to robot animation, right? Not quite. There are also several big differences between computer and robot animations. In computer animation, every aspect/part of the rigid body (i.e. virtual/3-D model) is controllable. The body can virtually have infinite number of degrees of freedom (DOFs), and every pixel of the image can be controlled at every instance of time. In other words, computer animation is actually a discrete series of rendering of images (i.e. poses) on the screen. The frequency of rendering (transition between images/frames) is at a rate faster than the human eyes can detect (the lower bound is around 24 - 30 frames per second (fps)) , so to the human audience, the animation seems continuous. On robots, however, the movements are inherently continuous, and there are always delays between commands. The motion data sent to the robot may be sent in a discrete sequence, but the movement of the actuators (e.g. servos) is still continuous. For example,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ans-serif"/>
    <style:font-face style:name="Times new roman" svg:font-family="'Times new roman'" style:font-family-generic="roman"/>
    <style:font-face style:name="Droid Sans" svg:font-family="'Droid Sans'" style:font-family-generic="swiss"/>
    <style:font-face style:name="Liberation Serif" svg:font-family="'Liberation Serif'" style:font-family-generic="roman" style:font-pitch="variable"/>
    <style:font-face style:name="Droid Sans1" svg:font-family="'Droid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sunardi </meta:initial-creator>
    <meta:creation-date>2010-01-14T10:41:12</meta:creation-date>
    <dc:date>2010-02-14T18:07:39</dc:date>
    <dc:creator>msunardi </dc:creator>
    <meta:editing-duration>PT00H09M15S</meta:editing-duration>
    <meta:editing-cycles>6</meta:editing-cycles>
    <meta:generator>OpenOffice.org/3.1$Unix OpenOffice.org_project/310m19$Build-9420</meta:generator>
    <meta:document-statistic meta:table-count="0" meta:image-count="0" meta:object-count="0" meta:page-count="3" meta:paragraph-count="19" meta:word-count="1671" meta:character-count="10685"/>
  </office:meta>
</office:document-meta>
</file>